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" style:parent-style-name="Normal" style:family="paragraph">
      <style:text-properties fo:language="en" fo:country="GB"/>
    </style:style>
    <style:style style:name="T3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4" style:parent-style-name="Fuentedepárrafopredeter." style:family="text">
      <style:text-properties fo:font-size="10pt" style:font-size-asian="10pt" style:font-size-complex="10pt" fo:language="en" fo:country="GB"/>
    </style:style>
    <style:style style:name="T5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6" style:parent-style-name="Fuentedepárrafopredeter." style:family="text">
      <style:text-properties fo:font-size="10pt" style:font-size-asian="10pt" style:font-size-complex="10pt" fo:language="en" fo:country="GB"/>
    </style:style>
    <style:style style:name="T7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8" style:parent-style-name="Fuentedepárrafopredeter." style:family="text">
      <style:text-properties fo:font-size="10pt" style:font-size-asian="10pt" style:font-size-complex="10pt" fo:language="en" fo:country="GB"/>
    </style:style>
    <style:style style:name="T9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0" style:parent-style-name="Fuentedepárrafopredeter." style:family="text">
      <style:text-properties fo:font-size="10pt" style:font-size-asian="10pt" style:font-size-complex="10pt" fo:language="en" fo:country="GB"/>
    </style:style>
    <style:style style:name="T11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2" style:parent-style-name="Fuentedepárrafopredeter." style:family="text">
      <style:text-properties fo:font-size="10pt" style:font-size-asian="10pt" style:font-size-complex="10pt"/>
    </style:style>
    <style:style style:name="T13" style:parent-style-name="Fuentedepárrafopredeter." style:family="text">
      <style:text-properties fo:font-size="10pt" style:font-size-asian="10pt" style:font-size-complex="10pt" fo:language="en" fo:country="GB"/>
    </style:style>
    <style:style style:name="T14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5" style:parent-style-name="Fuentedepárrafopredeter." style:family="text">
      <style:text-properties fo:font-size="10pt" style:font-size-asian="10pt" style:font-size-complex="10pt" fo:language="en" fo:country="GB"/>
    </style:style>
    <style:style style:name="T16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7" style:parent-style-name="Fuentedepárrafopredeter." style:family="text">
      <style:text-properties fo:font-size="10pt" style:font-size-asian="10pt" style:font-size-complex="10pt" fo:language="en" fo:country="GB"/>
    </style:style>
    <style:style style:name="T18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9" style:parent-style-name="Fuentedepárrafopredeter." style:family="text">
      <style:text-properties fo:font-size="10pt" style:font-size-asian="10pt" style:font-size-complex="10pt" fo:language="en" fo:country="GB"/>
    </style:style>
    <style:style style:name="T20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21" style:parent-style-name="Fuentedepárrafopredeter." style:family="text">
      <style:text-properties fo:font-size="10pt" style:font-size-asian="10pt" style:font-size-complex="10pt" fo:language="en" fo:country="GB"/>
    </style:style>
    <style:style style:name="T22" style:parent-style-name="Fuentedepárrafopredeter." style:family="text">
      <style:text-properties fo:font-size="10pt" style:font-size-asian="10pt" style:font-size-complex="10pt" fo:language="en" fo:country="GB"/>
    </style:style>
    <style:style style:name="T23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24" style:parent-style-name="Fuentedepárrafopredeter." style:family="text">
      <style:text-properties fo:font-size="10pt" style:font-size-asian="10pt" style:font-size-complex="10pt" fo:language="en" fo:country="GB"/>
    </style:style>
    <style:style style:name="T25" style:parent-style-name="Fuentedepárrafopredeter." style:family="text">
      <style:text-properties fo:font-size="10pt" style:font-size-asian="10pt" style:font-size-complex="10pt" fo:language="en" fo:country="GB"/>
    </style:style>
    <style:style style:name="T26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27" style:parent-style-name="Fuentedepárrafopredeter." style:family="text">
      <style:text-properties fo:font-size="10pt" style:font-size-asian="10pt" style:font-size-complex="10pt" fo:language="en" fo:country="GB"/>
    </style:style>
    <style:style style:name="T28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29" style:parent-style-name="Fuentedepárrafopredeter." style:family="text">
      <style:text-properties fo:font-size="10pt" style:font-size-asian="10pt" style:font-size-complex="10pt" fo:language="en" fo:country="GB"/>
    </style:style>
    <style:style style:name="P30" style:parent-style-name="Normal" style:family="paragraph">
      <style:text-properties fo:font-size="12pt" style:font-size-asian="12pt" style:font-size-complex="12pt" fo:language="en" fo:country="GB"/>
    </style:style>
    <style:style style:name="P31" style:parent-style-name="Normal" style:family="paragraph">
      <style:text-properties fo:language="en" fo:country="GB"/>
    </style:style>
  </office:automatic-styles>
  <office:body>
    <office:text text:use-soft-page-breaks="true">
      <text:p text:style-name="P1">List of tutorials</text:p>
      <text:p text:style-name="P2"/>
      <text:p text:style-name="Normal"><text:span text:style-name="T3">Tutorial 1:</text:span><text:span text:style-name="T4"><text:s/>static analysis of a plain strain elastic square with boundary elements.</text:span></text:p>
      <text:p text:style-name="Normal"><text:span text:style-name="T5">Tutorial 2:</text:span><text:span text:style-name="T6"><text:s/>static analysis of an elastic cube with boundary elements.</text:span></text:p>
      <text:p text:style-name="Normal"><text:span text:style-name="T7">Tutorial 3:</text:span><text:span text:style-name="T8"><text:s/>harmonic analysis of an elastic cube with boundary elements.</text:span></text:p>
      <text:p text:style-name="Normal"><text:span text:style-name="T9">Tutorial 4:</text:span><text:span text:style-name="T10"><text:s/>static analysis of an elastic straight cantilever beam with finite elements.</text:span></text:p>
      <text:p text:style-name="Normal"><text:span text:style-name="T11">Tutorial 5:</text:span><text:span text:style-name="T12"><text:s/></text:span><text:span text:style-name="T13">harmonic analysis of an elastic straight beam with finite elements.</text:span></text:p>
      <text:p text:style-name="Normal"><text:span text:style-name="T14">Tutorial 6:</text:span><text:span text:style-name="T15"><text:s/>static analysis of a floating pile with boundary elements and finite elements.</text:span></text:p>
      <text:p text:style-name="Normal"><text:span text:style-name="T16">Tutorial 7a:</text:span><text:span text:style-name="T17"><text:s/>impedances of deep foundations with inclined piles.</text:span></text:p>
      <text:p text:style-name="Normal"><text:span text:style-name="T18">Tutorial 7b:</text:span><text:span text:style-name="T19"><text:s/>seismic response of a single battered pile.</text:span></text:p>
      <text:p text:style-name="Normal"><text:span text:style-name="T20">Tutorial 8:</text:span><text:span text:style-name="T21"><text:s/>impedances of a suction caisson</text:span><text:span text:style-name="T22">.</text:span></text:p>
      <text:p text:style-name="Normal"><text:span text:style-name="T23">Tutorial 9:</text:span><text:span text:style-name="T24"><text:s/>harmonic analysis of an offshore wind turbine</text:span><text:span text:style-name="T25">.</text:span></text:p>
      <text:p text:style-name="Normal"><text:span text:style-name="T26">Tutorial 10:</text:span><text:span text:style-name="T27"><text:s/>harmonic analysis of an arch dam. Fixed-base model.</text:span></text:p>
      <text:p text:style-name="Normal"><text:span text:style-name="T28">Tutorial 11:</text:span><text:span text:style-name="T29"><text:s/>harmonic analysis of an arch dam. Compliant base model.</text:span></text:p>
      <text:p text:style-name="Normal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dc:creator>Gaby Vega</dc:creator>
    <meta:creation-date>2023-04-13T09:53:00Z</meta:creation-date>
    <dc:date>2023-05-11T18:47:00Z</dc:date>
    <meta:template xlink:href="Normal.dotm" xlink:type="simple"/>
    <meta:editing-cycles>4</meta:editing-cycles>
    <meta:editing-duration>PT180S</meta:editing-duration>
    <meta:document-statistic meta:page-count="1" meta:paragraph-count="1" meta:word-count="134" meta:character-count="870" meta:row-count="6" meta:non-whitespace-character-count="737"/>
  </office:meta>
</office:document-meta>
</file>